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de9164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df3218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2</text:span><text:span text:style-name="T7">.</text:span><text:span text:style-name="T9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4" text:outline-level="3"><text:span text:style-name="T17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3">element.hasAttribute("data-<text:span text:style-name="T19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0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7">byte</text:span>, int8_t</text:p>
            <text:p text:style-name="P46"/>
            <text:p text:style-name="P12">Uint8Array();</text:p>
            <text:p text:style-name="P46">0 to 255, 1 <text:span text:style-name="T37">byte,</text:span> uint8_t</text:p>
            <text:p text:style-name="P46"/>
            <text:p text:style-name="P13">Uint8ClampedArray();</text:p>
            <text:p text:style-name="P47">0 to 255, 1 <text:span text:style-name="T37">byte</text:span>, uint8_t, not in IE10-11</text:p>
            <text:p text:style-name="P47"/>
            <text:p text:style-name="P12">Int16Array();</text:p>
            <text:p text:style-name="P46">-32768 to 32767, 2 <text:span text:style-name="T37">byte</text:span>, int16_t</text:p>
            <text:p text:style-name="P46"/>
            <text:p text:style-name="P12">Uint16Array();</text:p>
            <text:p text:style-name="P46">0 to 65535, 2 <text:span text:style-name="T37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7">byte</text:span>, uint32_t</text:p>
            <text:p text:style-name="P47"/>
            <text:p text:style-name="P13">Float32Array();</text:p>
            <text:p text:style-name="P47">1.2x10-38 to 3.4x1038, 4 <text:span text:style-name="T37">byte</text:span>, float</text:p>
            <text:p text:style-name="P47"/>
            <text:p text:style-name="P13">Float64Array();</text:p>
            <text:p text:style-name="P47">5.0x10-324 to 1.8x10308, 8 <text:span text:style-name="T37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5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2">N</text:span>o <text:span text:style-name="T12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1">V</text:span><text:span text:style-name="T40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1">Inv</text:span><text:span text:style-name="T40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2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5">IE9: </text:span></text:span><text:span text:style-name="Source_20_Text"><text:span text:style-name="T36">XML support</text:span></text:span></text:p>
            <text:p text:style-name="P41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3"/>
            <text:p text:style-name="P51"><text:span text:style-name="Source_20_Text"><text:span text:style-name="T29">var parser = new DOMParser();</text:span></text:span></text:p>
            <text:p text:style-name="P51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1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1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2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3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2-18T23:24:50.031000000</dc:date>
    <meta:editing-duration>PT6H32M3S</meta:editing-duration>
    <meta:editing-cycles>129</meta:editing-cycles>
    <meta:generator>LibreOffice/6.1.0.3$Windows_X86_64 LibreOffice_project/efb621ed25068d70781dc026f7e9c5187a4decd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